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8cm" style:rel-column-width="6163*"/>
    </style:style>
    <style:style style:name="Táboa4.B" style:family="table-column">
      <style:table-column-properties style:column-width="3.849cm" style:rel-column-width="14835*"/>
    </style:style>
    <style:style style:name="Táboa4.C" style:family="table-column">
      <style:table-column-properties style:column-width="1.921cm" style:rel-column-width="7407*"/>
    </style:style>
    <style:style style:name="Táboa4.D" style:family="table-column">
      <style:table-column-properties style:column-width="1.923cm" style:rel-column-width="7414*"/>
    </style:style>
    <style:style style:name="Táboa4.E" style:family="table-column">
      <style:table-column-properties style:column-width="3.844cm" style:rel-column-width="14814*"/>
    </style:style>
    <style:style style:name="Táboa4.F" style:family="table-column">
      <style:table-column-properties style:column-width="0.005cm" style:rel-column-width="22*"/>
    </style:style>
    <style:style style:name="Táboa4.G" style:family="table-column">
      <style:table-column-properties style:column-width="1.916cm" style:rel-column-width="7387*"/>
    </style:style>
    <style:style style:name="Táboa4.H" style:family="table-column">
      <style:table-column-properties style:column-width="1.944cm" style:rel-column-width="7493*"/>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5cm" table:align="left" fo:keep-with-next="auto"/>
    </style:style>
    <style:style style:name="Táboa36.A" style:family="table-column">
      <style:table-column-properties style:column-width="5.149cm"/>
    </style:style>
    <style:style style:name="Táboa36.B" style:family="table-column">
      <style:table-column-properties style:column-width="5.921cm"/>
    </style:style>
    <style:style style:name="Táboa36.C" style:family="table-column">
      <style:table-column-properties style:column-width="5.925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C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C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51" style:family="table">
      <style:table-properties style:width="16.999cm" table:align="margins" fo:keep-with-next="auto"/>
    </style:style>
    <style:style style:name="Táboa51.A" style:family="table-column">
      <style:table-column-properties style:column-width="6.003cm" style:rel-column-width="23144*"/>
    </style:style>
    <style:style style:name="Táboa51.B" style:family="table-column">
      <style:table-column-properties style:column-width="10.996cm" style:rel-column-width="42391*"/>
    </style:style>
    <style:style style:name="Táboa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1.B1" style:family="table-cell">
      <style:table-cell-properties fo:background-color="#e6e6e6" fo:padding="0.097cm" fo:border="0.002cm solid #000000">
        <style:background-image/>
      </style:table-cell-properties>
    </style:style>
    <style:style style:name="Táboa51.A2" style:family="table-cell">
      <style:table-cell-properties fo:padding="0.097cm" fo:border-left="0.002cm solid #000000" fo:border-right="none" fo:border-top="none" fo:border-bottom="0.002cm solid #000000"/>
    </style:style>
    <style:style style:name="Táboa51.B2" style:family="table-cell">
      <style:table-cell-properties fo:padding="0.097cm" fo:border-left="0.002cm solid #000000" fo:border-right="0.002cm solid #000000" fo:border-top="none" fo:border-bottom="0.002cm solid #000000"/>
    </style:style>
    <style:style style:name="Táboa38" style:family="table">
      <style:table-properties style:width="16.999cm" table:align="margins" fo:keep-with-next="auto"/>
    </style:style>
    <style:style style:name="Táboa38.A" style:family="table-column">
      <style:table-column-properties style:column-width="6.003cm" style:rel-column-width="23144*"/>
    </style:style>
    <style:style style:name="Táboa38.B" style:family="table-column">
      <style:table-column-properties style:column-width="10.996cm" style:rel-column-width="42391*"/>
    </style:style>
    <style:style style:name="Táboa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8.B1" style:family="table-cell">
      <style:table-cell-properties fo:background-color="#e6e6e6" fo:padding="0.097cm" fo:border="0.002cm solid #000000">
        <style:background-image/>
      </style:table-cell-properties>
    </style:style>
    <style:style style:name="Táboa38.A2" style:family="table-cell">
      <style:table-cell-properties fo:padding="0.097cm" fo:border-left="0.002cm solid #000000" fo:border-right="none" fo:border-top="none" fo:border-bottom="0.002cm solid #000000"/>
    </style:style>
    <style:style style:name="Táboa38.B2" style:family="table-cell">
      <style:table-cell-properties fo:padding="0.097cm" fo:border-left="0.002cm solid #000000" fo:border-right="0.002cm solid #000000" fo:border-top="none" fo:border-bottom="0.002cm solid #000000"/>
    </style:style>
    <style:style style:name="Táboa39" style:family="table">
      <style:table-properties style:width="16.999cm" table:align="margins" fo:keep-with-next="auto"/>
    </style:style>
    <style:style style:name="Táboa39.A" style:family="table-column">
      <style:table-column-properties style:column-width="6.003cm" style:rel-column-width="23144*"/>
    </style:style>
    <style:style style:name="Táboa39.B" style:family="table-column">
      <style:table-column-properties style:column-width="10.996cm" style:rel-column-width="42391*"/>
    </style:style>
    <style:style style:name="Táboa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9.B1" style:family="table-cell">
      <style:table-cell-properties fo:background-color="#e6e6e6" fo:padding="0.097cm" fo:border="0.002cm solid #000000">
        <style:background-image/>
      </style:table-cell-properties>
    </style:style>
    <style:style style:name="Táboa39.A2" style:family="table-cell">
      <style:table-cell-properties fo:padding="0.097cm" fo:border-left="0.002cm solid #000000" fo:border-right="none" fo:border-top="none" fo:border-bottom="0.002cm solid #000000"/>
    </style:style>
    <style:style style:name="Táboa39.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86cm" table:align="left" fo:keep-with-next="auto"/>
    </style:style>
    <style:style style:name="Táboa14.A" style:family="table-column">
      <style:table-column-properties style:column-width="5.999cm"/>
    </style:style>
    <style:style style:name="Táboa14.B" style:family="table-column">
      <style:table-column-properties style:column-width="10.987cm"/>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52" style:family="table">
      <style:table-properties style:width="16.986cm" table:align="left" fo:keep-with-next="auto"/>
    </style:style>
    <style:style style:name="Táboa52.A" style:family="table-column">
      <style:table-column-properties style:column-width="5.999cm"/>
    </style:style>
    <style:style style:name="Táboa52.B" style:family="table-column">
      <style:table-column-properties style:column-width="10.987cm"/>
    </style:style>
    <style:style style:name="Táboa5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2.B1" style:family="table-cell">
      <style:table-cell-properties fo:background-color="#e6e6e6" fo:padding="0.097cm" fo:border="0.002cm solid #000000">
        <style:background-image/>
      </style:table-cell-properties>
    </style:style>
    <style:style style:name="Táboa52.A2" style:family="table-cell">
      <style:table-cell-properties fo:padding="0.097cm" fo:border-left="0.002cm solid #000000" fo:border-right="none" fo:border-top="none" fo:border-bottom="0.002cm solid #000000"/>
    </style:style>
    <style:style style:name="Táboa52.B2" style:family="table-cell">
      <style:table-cell-properties fo:padding="0.097cm" fo:border-left="0.002cm solid #000000" fo:border-right="0.002cm solid #000000" fo:border-top="none" fo:border-bottom="0.002cm solid #000000"/>
    </style:style>
    <style:style style:name="Táboa49" style:family="table">
      <style:table-properties style:width="16.999cm" table:align="margins" fo:keep-with-next="auto"/>
    </style:style>
    <style:style style:name="Táboa49.A" style:family="table-column">
      <style:table-column-properties style:column-width="5.999cm" style:rel-column-width="23130*"/>
    </style:style>
    <style:style style:name="Táboa49.B" style:family="table-column">
      <style:table-column-properties style:column-width="11cm" style:rel-column-width="42405*"/>
    </style:style>
    <style:style style:name="Táboa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9.B1" style:family="table-cell">
      <style:table-cell-properties fo:background-color="#e6e6e6" fo:padding="0.097cm" fo:border="0.002cm solid #000000">
        <style:background-image/>
      </style:table-cell-properties>
    </style:style>
    <style:style style:name="Táboa49.A2" style:family="table-cell">
      <style:table-cell-properties fo:padding="0.097cm" fo:border-left="0.002cm solid #000000" fo:border-right="none" fo:border-top="none" fo:border-bottom="0.002cm solid #000000"/>
    </style:style>
    <style:style style:name="Táboa49.B2" style:family="table-cell">
      <style:table-cell-properties fo:padding="0.097cm" fo:border-left="0.002cm solid #000000" fo:border-right="0.002cm solid #000000" fo:border-top="none" fo:border-bottom="0.002cm solid #000000"/>
    </style:style>
    <style:style style:name="Táboa50" style:family="table">
      <style:table-properties style:width="16.986cm" table:align="left" fo:keep-with-next="auto"/>
    </style:style>
    <style:style style:name="Táboa50.A" style:family="table-column">
      <style:table-column-properties style:column-width="5.999cm"/>
    </style:style>
    <style:style style:name="Táboa50.B" style:family="table-column">
      <style:table-column-properties style:column-width="10.987cm"/>
    </style:style>
    <style:style style:name="Táboa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0.B1" style:family="table-cell">
      <style:table-cell-properties fo:background-color="#e6e6e6" fo:padding="0.097cm" fo:border="0.002cm solid #000000">
        <style:background-image/>
      </style:table-cell-properties>
    </style:style>
    <style:style style:name="Táboa50.A2" style:family="table-cell">
      <style:table-cell-properties fo:padding="0.097cm" fo:border-left="0.002cm solid #000000" fo:border-right="none" fo:border-top="none" fo:border-bottom="0.002cm solid #000000"/>
    </style:style>
    <style:style style:name="Táboa50.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Table">
      <style:text-properties fo:font-style="normal" fo:font-weight="normal" style:font-style-asian="normal" style:font-weight-asian="normal" style:font-style-complex="normal" style:font-weight-complex="normal"/>
    </style:style>
    <style:style style:name="P17" style:family="paragraph" style:parent-style-name="SW_5f_TableIndex">
      <style:text-properties fo:font-weight="bold" style:font-weight-asian="bold" style:font-weight-complex="bold"/>
    </style:style>
    <style:style style:name="P18" style:family="paragraph" style:parent-style-name="SW_5f_List">
      <style:text-properties fo:font-weight="bold" style:font-weight-asian="bold" style:font-weight-complex="bold"/>
    </style:style>
    <style:style style:name="P19" style:family="paragraph" style:parent-style-name="Table" style:master-page-name="">
      <style:paragraph-properties fo:keep-together="auto" fo:orphans="0" fo:widows="0" style:shadow="non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style style:name="P25" style:family="paragraph" style:parent-style-name="SW_5f_Title1" style:master-page-name="SW_5f_Section"/>
    <style:style style:name="P26" style:family="paragraph" style:parent-style-name="SW_5f_Title1" style:master-page-name="SW_5f_Section"/>
    <style:style style:name="P27" style:family="paragraph" style:parent-style-name="SW_5f_Title1" style:master-page-name="SW_5f_Section"/>
    <style:style style:name="P28" style:family="paragraph" style:parent-style-name="SW_5f_Title1" style:master-page-name="SW_5f_Section"/>
    <style:style style:name="P29" style:family="paragraph" style:parent-style-name="SW_5f_Default" style:master-page-name="SW_5f_Index">
      <style:paragraph-properties fo:text-align="justify" style:justify-single-word="false"/>
    </style:style>
    <style:style style:name="P30" style:family="paragraph" style:parent-style-name="SW_5f_Title" style:master-page-name="SW_5f_FirstPage">
      <style:text-properties fo:font-size="32pt" style:font-size-asian="32pt" style:font-size-complex="32pt"/>
    </style:style>
    <style:style style:name="P31" style:family="paragraph" style:parent-style-name="SW_5f_Text" style:list-style-name="L3"/>
    <style:style style:name="P32" style:family="paragraph" style:parent-style-name="SW_5f_Text" style:list-style-name="L4"/>
    <style:style style:name="P33" style:family="paragraph" style:parent-style-name="SW_5f_Text" style:list-style-name="L4"/>
    <style:style style:name="P34" style:family="paragraph" style:parent-style-name="SW_5f_Text" style:list-style-name="L4"/>
    <style:style style:name="P35" style:family="paragraph" style:parent-style-name="SW_5f_Text" style:list-style-name="L5"/>
    <style:style style:name="P36" style:family="paragraph" style:parent-style-name="SW_5f_Text" style:list-style-name="L5"/>
    <style:style style:name="P37" style:family="paragraph" style:parent-style-name="SW_5f_Text" style:list-style-name="L5"/>
    <style:style style:name="P38" style:family="paragraph" style:parent-style-name="SW_5f_Text" style:list-style-name="L9"/>
    <style:style style:name="P39" style:family="paragraph" style:parent-style-name="SW_5f_Text" style:list-style-name="L9"/>
    <style:style style:name="P40" style:family="paragraph" style:parent-style-name="SW_5f_Text" style:list-style-name="L10"/>
    <style:style style:name="P41" style:family="paragraph" style:parent-style-name="SW_5f_Text" style:list-style-name="L12"/>
    <style:style style:name="P42" style:family="paragraph" style:parent-style-name="SW_5f_Text" style:list-style-name="L12"/>
    <style:style style:name="P43" style:family="paragraph" style:parent-style-name="SW_5f_Text" style:list-style-name="L27"/>
    <style:style style:name="P44" style:family="paragraph" style:parent-style-name="SW_5f_List" style:list-style-name="L1"/>
    <style:style style:name="P45" style:family="paragraph" style:parent-style-name="SW_5f_List" style:list-style-name="L1"/>
    <style:style style:name="P46" style:family="paragraph" style:parent-style-name="SW_5f_List" style:list-style-name="L1"/>
    <style:style style:name="P47" style:family="paragraph" style:parent-style-name="SW_5f_List" style:list-style-name="L2"/>
    <style:style style:name="P48" style:family="paragraph" style:parent-style-name="SW_5f_List" style:list-style-name="L2"/>
    <style:style style:name="P49" style:family="paragraph" style:parent-style-name="SW_5f_List" style:list-style-name="L6"/>
    <style:style style:name="P50" style:family="paragraph" style:parent-style-name="SW_5f_List" style:list-style-name="L6"/>
    <style:style style:name="P51" style:family="paragraph" style:parent-style-name="SW_5f_List" style:list-style-name="L7"/>
    <style:style style:name="P52" style:family="paragraph" style:parent-style-name="SW_5f_List" style:list-style-name="L7"/>
    <style:style style:name="P53" style:family="paragraph" style:parent-style-name="SW_5f_List" style:list-style-name="L7"/>
    <style:style style:name="P54" style:family="paragraph" style:parent-style-name="SW_5f_List" style:list-style-name="L7"/>
    <style:style style:name="P55" style:family="paragraph" style:parent-style-name="SW_5f_List" style:list-style-name="L8"/>
    <style:style style:name="P56" style:family="paragraph" style:parent-style-name="SW_5f_List" style:list-style-name="L8"/>
    <style:style style:name="P57" style:family="paragraph" style:parent-style-name="SW_5f_List" style:list-style-name="L8"/>
    <style:style style:name="P58" style:family="paragraph" style:parent-style-name="SW_5f_List" style:list-style-name="L8"/>
    <style:style style:name="P59" style:family="paragraph" style:parent-style-name="SW_5f_List" style:list-style-name="L8"/>
    <style:style style:name="P60" style:family="paragraph" style:parent-style-name="SW_5f_List" style:list-style-name="L8"/>
    <style:style style:name="P61" style:family="paragraph" style:parent-style-name="SW_5f_List" style:list-style-name="L8"/>
    <style:style style:name="P62" style:family="paragraph" style:parent-style-name="SW_5f_List" style:list-style-name="L8"/>
    <style:style style:name="P63" style:family="paragraph" style:parent-style-name="SW_5f_List" style:list-style-name="L8"/>
    <style:style style:name="P64" style:family="paragraph" style:parent-style-name="SW_5f_List" style:list-style-name="L11"/>
    <style:style style:name="P65" style:family="paragraph" style:parent-style-name="SW_5f_List" style:list-style-name="L11"/>
    <style:style style:name="P66" style:family="paragraph" style:parent-style-name="SW_5f_List" style:list-style-name="L11"/>
    <style:style style:name="P67" style:family="paragraph" style:parent-style-name="SW_5f_List" style:list-style-name="L13"/>
    <style:style style:name="P68" style:family="paragraph" style:parent-style-name="SW_5f_List" style:list-style-name="L13"/>
    <style:style style:name="P69" style:family="paragraph" style:parent-style-name="SW_5f_List" style:list-style-name="L13"/>
    <style:style style:name="P70" style:family="paragraph" style:parent-style-name="SW_5f_List" style:list-style-name="L13"/>
    <style:style style:name="P71" style:family="paragraph" style:parent-style-name="SW_5f_List" style:list-style-name="L13"/>
    <style:style style:name="P72" style:family="paragraph" style:parent-style-name="SW_5f_List" style:list-style-name="L14"/>
    <style:style style:name="P73" style:family="paragraph" style:parent-style-name="SW_5f_List" style:list-style-name="L14"/>
    <style:style style:name="P74" style:family="paragraph" style:parent-style-name="SW_5f_List" style:list-style-name="L14"/>
    <style:style style:name="P75" style:family="paragraph" style:parent-style-name="SW_5f_List" style:list-style-name="L14"/>
    <style:style style:name="P76" style:family="paragraph" style:parent-style-name="SW_5f_List" style:list-style-name="L15"/>
    <style:style style:name="P77" style:family="paragraph" style:parent-style-name="SW_5f_List" style:list-style-name="L15"/>
    <style:style style:name="P78" style:family="paragraph" style:parent-style-name="SW_5f_List" style:list-style-name="L16"/>
    <style:style style:name="P79" style:family="paragraph" style:parent-style-name="SW_5f_List" style:list-style-name="L16"/>
    <style:style style:name="P80" style:family="paragraph" style:parent-style-name="SW_5f_List" style:list-style-name="L17"/>
    <style:style style:name="P81" style:family="paragraph" style:parent-style-name="SW_5f_List" style:list-style-name="L17"/>
    <style:style style:name="P82" style:family="paragraph" style:parent-style-name="SW_5f_List" style:list-style-name="L17"/>
    <style:style style:name="P83" style:family="paragraph" style:parent-style-name="SW_5f_List" style:list-style-name="L17"/>
    <style:style style:name="P84" style:family="paragraph" style:parent-style-name="SW_5f_List" style:list-style-name="L17"/>
    <style:style style:name="P85" style:family="paragraph" style:parent-style-name="SW_5f_List" style:list-style-name="L17"/>
    <style:style style:name="P86" style:family="paragraph" style:parent-style-name="SW_5f_List" style:list-style-name="L18"/>
    <style:style style:name="P87" style:family="paragraph" style:parent-style-name="SW_5f_List" style:list-style-name="L18"/>
    <style:style style:name="P88" style:family="paragraph" style:parent-style-name="SW_5f_List" style:list-style-name="L18"/>
    <style:style style:name="P89" style:family="paragraph" style:parent-style-name="SW_5f_List" style:list-style-name="L18"/>
    <style:style style:name="P90" style:family="paragraph" style:parent-style-name="SW_5f_List" style:list-style-name="L19"/>
    <style:style style:name="P91" style:family="paragraph" style:parent-style-name="SW_5f_List" style:list-style-name="L19"/>
    <style:style style:name="P92" style:family="paragraph" style:parent-style-name="SW_5f_List" style:list-style-name="L20"/>
    <style:style style:name="P93" style:family="paragraph" style:parent-style-name="SW_5f_List" style:list-style-name="L20"/>
    <style:style style:name="P94" style:family="paragraph" style:parent-style-name="SW_5f_List" style:list-style-name="L20"/>
    <style:style style:name="P95" style:family="paragraph" style:parent-style-name="SW_5f_List" style:list-style-name="L21"/>
    <style:style style:name="P96" style:family="paragraph" style:parent-style-name="SW_5f_List" style:list-style-name="L21"/>
    <style:style style:name="P97" style:family="paragraph" style:parent-style-name="SW_5f_List" style:list-style-name="L21"/>
    <style:style style:name="P98" style:family="paragraph" style:parent-style-name="SW_5f_List" style:list-style-name="L21"/>
    <style:style style:name="P99" style:family="paragraph" style:parent-style-name="SW_5f_List" style:list-style-name="L21"/>
    <style:style style:name="P100" style:family="paragraph" style:parent-style-name="SW_5f_List" style:list-style-name="L21"/>
    <style:style style:name="P101" style:family="paragraph" style:parent-style-name="SW_5f_List" style:list-style-name="L21"/>
    <style:style style:name="P102" style:family="paragraph" style:parent-style-name="SW_5f_List" style:list-style-name="L21"/>
    <style:style style:name="P103" style:family="paragraph" style:parent-style-name="SW_5f_List" style:list-style-name="L22"/>
    <style:style style:name="P104" style:family="paragraph" style:parent-style-name="SW_5f_List" style:list-style-name="L22"/>
    <style:style style:name="P105" style:family="paragraph" style:parent-style-name="SW_5f_List" style:list-style-name="L22"/>
    <style:style style:name="P106" style:family="paragraph" style:parent-style-name="SW_5f_List" style:list-style-name="L22"/>
    <style:style style:name="P107" style:family="paragraph" style:parent-style-name="SW_5f_List" style:list-style-name="L22"/>
    <style:style style:name="P108" style:family="paragraph" style:parent-style-name="SW_5f_List" style:list-style-name="L23"/>
    <style:style style:name="P109" style:family="paragraph" style:parent-style-name="SW_5f_List" style:list-style-name="L23"/>
    <style:style style:name="P110" style:family="paragraph" style:parent-style-name="SW_5f_List" style:list-style-name="L23"/>
    <style:style style:name="P111" style:family="paragraph" style:parent-style-name="SW_5f_List" style:list-style-name="L24"/>
    <style:style style:name="P112" style:family="paragraph" style:parent-style-name="SW_5f_List" style:list-style-name="L25"/>
    <style:style style:name="P113" style:family="paragraph" style:parent-style-name="SW_5f_List" style:list-style-name="L25"/>
    <style:style style:name="P114" style:family="paragraph" style:parent-style-name="SW_5f_List" style:list-style-name="L25"/>
    <style:style style:name="P115" style:family="paragraph" style:parent-style-name="SW_5f_List" style:list-style-name="L26"/>
    <style:style style:name="P116" style:family="paragraph" style:parent-style-name="SW_5f_List" style:list-style-name="L26"/>
    <style:style style:name="P117" style:family="paragraph" style:parent-style-name="SW_5f_List" style:list-style-name="L26"/>
    <style:style style:name="P118" style:family="paragraph" style:parent-style-name="SW_5f_List" style:list-style-name="L26"/>
    <style:style style:name="P119" style:family="paragraph" style:parent-style-name="SW_5f_List" style:list-style-name="L26"/>
    <style:style style:name="P120" style:family="paragraph" style:parent-style-name="SW_5f_List" style:list-style-name="L26"/>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font-size="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fr1"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0"><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7-07-17T10:30:57" text:fixed="true">17/07/2007</text:date></text:p>
      <text:p text:style-name="P2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1"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20"><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1"><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1"><text:a xlink:type="simple" xlink:href="#2.2.Changes|outline" text:style-name="Internet_20_link" text:visited-style-name="Internet_20_link">Changes</text:a><text:tab/><text:a xlink:type="simple" xlink:href="#2.2.Changes|outline" text:style-name="Internet_20_link" text:visited-style-name="Internet_20_link">1</text:a></text:p>
          <text:p text:style-name="P22"><text:a xlink:type="simple" xlink:href="#2.2.1.08/07/2007|outline" text:style-name="Internet_20_link" text:visited-style-name="Internet_20_link">08/07/2007</text:a><text:tab/><text:a xlink:type="simple" xlink:href="#2.2.1.08/07/2007|outline" text:style-name="Internet_20_link" text:visited-style-name="Internet_20_link">1</text:a></text:p>
          <text:p text:style-name="P22"><text:a xlink:type="simple" xlink:href="#2.2.2.11/07/2007|outline" text:style-name="Internet_20_link" text:visited-style-name="Internet_20_link">11/07/2007</text:a><text:tab/><text:a xlink:type="simple" xlink:href="#2.2.2.11/07/2007|outline" text:style-name="Internet_20_link" text:visited-style-name="Internet_20_link">1</text:a></text:p>
          <text:p text:style-name="P22"><text:a xlink:type="simple" xlink:href="#2.2.3.15/07/2007|outline" text:style-name="Internet_20_link" text:visited-style-name="Internet_20_link">15/07/2007</text:a><text:tab/><text:a xlink:type="simple" xlink:href="#2.2.3.15/07/2007|outline" text:style-name="Internet_20_link" text:visited-style-name="Internet_20_link">1</text:a></text:p>
          <text:p text:style-name="P22"><text:a xlink:type="simple" xlink:href="#2.2.4.17/07/2007|outline" text:style-name="Internet_20_link" text:visited-style-name="Internet_20_link">17/07/2007</text:a><text:tab/><text:a xlink:type="simple" xlink:href="#2.2.4.17/07/2007|outline" text:style-name="Internet_20_link" text:visited-style-name="Internet_20_link">2</text:a></text:p>
          <text:p text:style-name="P21"><text:a xlink:type="simple" xlink:href="#2.3.Links|outline" text:style-name="Internet_20_link" text:visited-style-name="Internet_20_link">Links</text:a><text:tab/><text:a xlink:type="simple" xlink:href="#2.3.Links|outline" text:style-name="Internet_20_link" text:visited-style-name="Internet_20_link">2</text:a></text:p>
          <text:p text:style-name="P20"><text:a xlink:type="simple" xlink:href="#3.World|outline" text:style-name="Internet_20_link" text:visited-style-name="Internet_20_link">World</text:a><text:tab/><text:a xlink:type="simple" xlink:href="#3.World|outline" text:style-name="Internet_20_link" text:visited-style-name="Internet_20_link">3</text:a></text:p>
          <text:p text:style-name="P21"><text:a xlink:type="simple" xlink:href="#3.1.Environment|outline" text:style-name="Internet_20_link" text:visited-style-name="Internet_20_link">Environment</text:a><text:tab/><text:a xlink:type="simple" xlink:href="#3.1.Environment|outline" text:style-name="Internet_20_link" text:visited-style-name="Internet_20_link">3</text:a></text:p>
          <text:p text:style-name="P21"><text:a xlink:type="simple" xlink:href="#3.2.Actions|outline" text:style-name="Internet_20_link" text:visited-style-name="Internet_20_link">Actions</text:a><text:tab/><text:a xlink:type="simple" xlink:href="#3.2.Actions|outline" text:style-name="Internet_20_link" text:visited-style-name="Internet_20_link">3</text:a></text:p>
          <text:p text:style-name="P21"><text:a xlink:type="simple" xlink:href="#3.3.Events|outline" text:style-name="Internet_20_link" text:visited-style-name="Internet_20_link">Events</text:a><text:tab/><text:a xlink:type="simple" xlink:href="#3.3.Events|outline" text:style-name="Internet_20_link" text:visited-style-name="Internet_20_link">4</text:a></text:p>
          <text:p text:style-name="P21"><text:a xlink:type="simple" xlink:href="#3.4.Mutations|outline" text:style-name="Internet_20_link" text:visited-style-name="Internet_20_link">Mutations</text:a><text:tab/><text:a xlink:type="simple" xlink:href="#3.4.Mutations|outline" text:style-name="Internet_20_link" text:visited-style-name="Internet_20_link">4</text:a></text:p>
          <text:p text:style-name="P20"><text:a xlink:type="simple" xlink:href="#4.Bugs|outline" text:style-name="Internet_20_link" text:visited-style-name="Internet_20_link">Bugs</text:a><text:tab/><text:a xlink:type="simple" xlink:href="#4.Bugs|outline" text:style-name="Internet_20_link" text:visited-style-name="Internet_20_link">5</text:a></text:p>
          <text:p text:style-name="P21"><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5</text:a></text:p>
          <text:p text:style-name="P21"><text:a xlink:type="simple" xlink:href="#4.2.Reproduction|outline" text:style-name="Internet_20_link" text:visited-style-name="Internet_20_link">Reproduction</text:a><text:tab/><text:a xlink:type="simple" xlink:href="#4.2.Reproduction|outline" text:style-name="Internet_20_link" text:visited-style-name="Internet_20_link">5</text:a></text:p>
          <text:p text:style-name="P21"><text:a xlink:type="simple" xlink:href="#4.3.Size|outline" text:style-name="Internet_20_link" text:visited-style-name="Internet_20_link">Size</text:a><text:tab/><text:a xlink:type="simple" xlink:href="#4.3.Size|outline" text:style-name="Internet_20_link" text:visited-style-name="Internet_20_link">5</text:a></text:p>
          <text:p text:style-name="P21"><text:a xlink:type="simple" xlink:href="#4.4.Energy|outline" text:style-name="Internet_20_link" text:visited-style-name="Internet_20_link">Energy</text:a><text:tab/><text:a xlink:type="simple" xlink:href="#4.4.Energy|outline" text:style-name="Internet_20_link" text:visited-style-name="Internet_20_link">5</text:a></text:p>
          <text:p text:style-name="P20"><text:a xlink:type="simple" xlink:href="#5.CPU|outline" text:style-name="Internet_20_link" text:visited-style-name="Internet_20_link">CPU</text:a><text:tab/><text:a xlink:type="simple" xlink:href="#5.CPU|outline" text:style-name="Internet_20_link" text:visited-style-name="Internet_20_link">7</text:a></text:p>
          <text:p text:style-name="P21"><text:a xlink:type="simple" xlink:href="#5.1.Registers|outline" text:style-name="Internet_20_link" text:visited-style-name="Internet_20_link">Registers</text:a><text:tab/><text:a xlink:type="simple" xlink:href="#5.1.Registers|outline" text:style-name="Internet_20_link" text:visited-style-name="Internet_20_link">7</text:a></text:p>
          <text:p text:style-name="P21"><text:a xlink:type="simple" xlink:href="#5.2.Instruction set|outline" text:style-name="Internet_20_link" text:visited-style-name="Internet_20_link">Instruction set</text:a><text:tab/><text:a xlink:type="simple" xlink:href="#5.2.Instruction set|outline" text:style-name="Internet_20_link" text:visited-style-name="Internet_20_link">7</text:a></text:p>
          <text:p text:style-name="P22"><text:a xlink:type="simple" xlink:href="#5.2.1.Instruction types|outline" text:style-name="Internet_20_link" text:visited-style-name="Internet_20_link">Instruction types</text:a><text:tab/><text:a xlink:type="simple" xlink:href="#5.2.1.Instruction types|outline" text:style-name="Internet_20_link" text:visited-style-name="Internet_20_link">7</text:a></text:p>
          <text:p text:style-name="P22"><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8</text:a></text:p>
          <text:p text:style-name="P22"><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8</text:a></text:p>
          <text:p text:style-name="P22"><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9</text:a></text:p>
          <text:p text:style-name="P22"><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9</text:a></text:p>
          <text:p text:style-name="P22"><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0</text:a></text:p>
          <text:p text:style-name="P22"><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2</text:a></text:p>
          <text:p text:style-name="P22"><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2</text:a></text:p>
          <text:p text:style-name="P21"><text:a xlink:type="simple" xlink:href="#5.3.Interrupts|outline" text:style-name="Internet_20_link" text:visited-style-name="Internet_20_link">Interrupts</text:a><text:tab/><text:a xlink:type="simple" xlink:href="#5.3.Interrupts|outline" text:style-name="Internet_20_link" text:visited-style-name="Internet_20_link">13</text:a></text:p>
          <text:p text:style-name="P21"><text:a xlink:type="simple" xlink:href="#5.4.Actions|outline" text:style-name="Internet_20_link" text:visited-style-name="Internet_20_link">Actions</text:a><text:tab/><text:a xlink:type="simple" xlink:href="#5.4.Actions|outline" text:style-name="Internet_20_link" text:visited-style-name="Internet_20_link">14</text:a></text:p>
          <text:p text:style-name="P21"><text:a xlink:type="simple" xlink:href="#5.5.Binary codes|outline" text:style-name="Internet_20_link" text:visited-style-name="Internet_20_link">Binary codes</text:a><text:tab/><text:a xlink:type="simple" xlink:href="#5.5.Binary codes|outline" text:style-name="Internet_20_link" text:visited-style-name="Internet_20_link">15</text:a></text:p>
          <text:p text:style-name="P22"><text:a xlink:type="simple" xlink:href="#5.5.1.Registers|outline" text:style-name="Internet_20_link" text:visited-style-name="Internet_20_link">Registers</text:a><text:tab/><text:a xlink:type="simple" xlink:href="#5.5.1.Registers|outline" text:style-name="Internet_20_link" text:visited-style-name="Internet_20_link">15</text:a></text:p>
          <text:p text:style-name="P22"><text:a xlink:type="simple" xlink:href="#5.5.2.Interrupts|outline" text:style-name="Internet_20_link" text:visited-style-name="Internet_20_link">Interrupts</text:a><text:tab/><text:a xlink:type="simple" xlink:href="#5.5.2.Interrupts|outline" text:style-name="Internet_20_link" text:visited-style-name="Internet_20_link">15</text:a></text:p>
          <text:p text:style-name="P22"><text:a xlink:type="simple" xlink:href="#5.5.3.Actions|outline" text:style-name="Internet_20_link" text:visited-style-name="Internet_20_link">Actions</text:a><text:tab/><text:a xlink:type="simple" xlink:href="#5.5.3.Actions|outline" text:style-name="Internet_20_link" text:visited-style-name="Internet_20_link">15</text:a></text:p>
          <text:p text:style-name="P22"><text:a xlink:type="simple" xlink:href="#5.5.4.Instructions|outline" text:style-name="Internet_20_link" text:visited-style-name="Internet_20_link">Instructions</text:a><text:tab/><text:a xlink:type="simple" xlink:href="#5.5.4.Instructions|outline" text:style-name="Internet_20_link" text:visited-style-name="Internet_20_link">17</text:a></text:p>
          <text:p text:style-name="P20"><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1</text:a></text:p>
          <text:p text:style-name="P21"><text:a xlink:type="simple" xlink:href="#6.1.The language|outline" text:style-name="Internet_20_link" text:visited-style-name="Internet_20_link">The language</text:a><text:tab/><text:a xlink:type="simple" xlink:href="#6.1.The language|outline" text:style-name="Internet_20_link" text:visited-style-name="Internet_20_link">21</text:a></text:p>
          <text:p text:style-name="P22"><text:a xlink:type="simple" xlink:href="#6.1.1.Numbers|outline" text:style-name="Internet_20_link" text:visited-style-name="Internet_20_link">Numbers</text:a><text:tab/><text:a xlink:type="simple" xlink:href="#6.1.1.Numbers|outline" text:style-name="Internet_20_link" text:visited-style-name="Internet_20_link">21</text:a></text:p>
          <text:p text:style-name="P22"><text:a xlink:type="simple" xlink:href="#6.1.2.Constants|outline" text:style-name="Internet_20_link" text:visited-style-name="Internet_20_link">Constants</text:a><text:tab/><text:a xlink:type="simple" xlink:href="#6.1.2.Constants|outline" text:style-name="Internet_20_link" text:visited-style-name="Internet_20_link">21</text:a></text:p>
          <text:p text:style-name="P22"><text:a xlink:type="simple" xlink:href="#6.1.3.Labels|outline" text:style-name="Internet_20_link" text:visited-style-name="Internet_20_link">Labels</text:a><text:tab/><text:a xlink:type="simple" xlink:href="#6.1.3.Labels|outline" text:style-name="Internet_20_link" text:visited-style-name="Internet_20_link">21</text:a></text:p>
          <text:p text:style-name="P22"><text:a xlink:type="simple" xlink:href="#6.1.4.Includes|outline" text:style-name="Internet_20_link" text:visited-style-name="Internet_20_link">Includes</text:a><text:tab/><text:a xlink:type="simple" xlink:href="#6.1.4.Includes|outline" text:style-name="Internet_20_link" text:visited-style-name="Internet_20_link">21</text:a></text:p>
          <text:p text:style-name="P22"><text:a xlink:type="simple" xlink:href="#6.1.5.Blocks of memory|outline" text:style-name="Internet_20_link" text:visited-style-name="Internet_20_link">Blocks of memory</text:a><text:tab/><text:a xlink:type="simple" xlink:href="#6.1.5.Blocks of memory|outline" text:style-name="Internet_20_link" text:visited-style-name="Internet_20_link">22</text:a></text:p>
          <text:p text:style-name="P22"><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2</text:a></text:p>
          <text:p text:style-name="P22"><text:a xlink:type="simple" xlink:href="#6.1.7.Example|outline" text:style-name="Internet_20_link" text:visited-style-name="Internet_20_link">Example</text:a><text:tab/><text:a xlink:type="simple" xlink:href="#6.1.7.Example|outline" text:style-name="Internet_20_link" text:visited-style-name="Internet_20_link">22</text:a></text:p>
          <text:p text:style-name="P21"><text:a xlink:type="simple" xlink:href="#6.2.Compiler|outline" text:style-name="Internet_20_link" text:visited-style-name="Internet_20_link">Compiler</text:a><text:tab/><text:a xlink:type="simple" xlink:href="#6.2.Compiler|outline" text:style-name="Internet_20_link" text:visited-style-name="Internet_20_link">23</text:a></text:p>
          <text:p text:style-name="P21"><text:a xlink:type="simple" xlink:href="#6.3.Decompiler|outline" text:style-name="Internet_20_link" text:visited-style-name="Internet_20_link">Decompiler</text:a><text:tab/><text:a xlink:type="simple" xlink:href="#6.3.Decompiler|outline" text:style-name="Internet_20_link" text:visited-style-name="Internet_20_link">23</text:a></text:p>
          <text:p text:style-name="P21"><text:a xlink:type="simple" xlink:href="#6.4.Standard Library|outline" text:style-name="Internet_20_link" text:visited-style-name="Internet_20_link">Standard Library</text:a><text:tab/><text:a xlink:type="simple" xlink:href="#6.4.Standard Library|outline" text:style-name="Internet_20_link" text:visited-style-name="Internet_20_link">24</text:a></text:p>
          <text:p text:style-name="P22"><text:a xlink:type="simple" xlink:href="#6.4.1.action.swl|outline" text:style-name="Internet_20_link" text:visited-style-name="Internet_20_link">action.swl</text:a><text:tab/><text:a xlink:type="simple" xlink:href="#6.4.1.action.swl|outline" text:style-name="Internet_20_link" text:visited-style-name="Internet_20_link">24</text:a></text:p>
          <text:p text:style-name="P22"><text:a xlink:type="simple" xlink:href="#6.4.2.error.swl|outline" text:style-name="Internet_20_link" text:visited-style-name="Internet_20_link">error.swl</text:a><text:tab/><text:a xlink:type="simple" xlink:href="#6.4.2.error.swl|outline" text:style-name="Internet_20_link" text:visited-style-name="Internet_20_link">25</text:a></text:p>
          <text:p text:style-name="P22"><text:a xlink:type="simple" xlink:href="#6.4.3.events.swl|outline" text:style-name="Internet_20_link" text:visited-style-name="Internet_20_link">events.swl</text:a><text:tab/><text:a xlink:type="simple" xlink:href="#6.4.3.events.swl|outline" text:style-name="Internet_20_link" text:visited-style-name="Internet_20_link">25</text:a></text:p>
          <text:p text:style-name="P22"><text:a xlink:type="simple" xlink:href="#6.4.4.interrupt.swl|outline" text:style-name="Internet_20_link" text:visited-style-name="Internet_20_link">interrupt.swl</text:a><text:tab/><text:a xlink:type="simple" xlink:href="#6.4.4.interrupt.swl|outline" text:style-name="Internet_20_link" text:visited-style-name="Internet_20_link">25</text:a></text:p>
          <text:p text:style-name="P22"><text:a xlink:type="simple" xlink:href="#6.4.5.math.swl|outline" text:style-name="Internet_20_link" text:visited-style-name="Internet_20_link">math.swl</text:a><text:tab/><text:a xlink:type="simple" xlink:href="#6.4.5.math.swl|outline" text:style-name="Internet_20_link" text:visited-style-name="Internet_20_link">26</text:a></text:p>
          <text:p text:style-name="P22"><text:a xlink:type="simple" xlink:href="#6.4.6.memory.swl|outline" text:style-name="Internet_20_link" text:visited-style-name="Internet_20_link">memory.swl</text:a><text:tab/><text:a xlink:type="simple" xlink:href="#6.4.6.memory.swl|outline" text:style-name="Internet_20_link" text:visited-style-name="Internet_20_link">26</text:a></text:p>
          <text:p text:style-name="P22"><text:a xlink:type="simple" xlink:href="#6.4.7.random.swl|outline" text:style-name="Internet_20_link" text:visited-style-name="Internet_20_link">random.swl</text:a><text:tab/><text:a xlink:type="simple" xlink:href="#6.4.7.random.swl|outline" text:style-name="Internet_20_link" text:visited-style-name="Internet_20_link">26</text:a></text:p>
          <text:p text:style-name="P22"><text:a xlink:type="simple" xlink:href="#6.4.8.stack.swl|outline" text:style-name="Internet_20_link" text:visited-style-name="Internet_20_link">stack.swl</text:a><text:tab/><text:a xlink:type="simple" xlink:href="#6.4.8.stack.swl|outline" text:style-name="Internet_20_link" text:visited-style-name="Internet_20_link">27</text:a></text:p>
          <text:p text:style-name="P22"><text:a xlink:type="simple" xlink:href="#6.4.9.status.swl|outline" text:style-name="Internet_20_link" text:visited-style-name="Internet_20_link">status.swl</text:a><text:tab/><text:a xlink:type="simple" xlink:href="#6.4.9.status.swl|outline" text:style-name="Internet_20_link" text:visited-style-name="Internet_20_link">27</text:a></text:p>
          <text:p text:style-name="P22"><text:a xlink:type="simple" xlink:href="#6.4.10.time.swl|outline" text:style-name="Internet_20_link" text:visited-style-name="Internet_20_link">time.swl</text:a><text:tab/><text:a xlink:type="simple" xlink:href="#6.4.10.time.swl|outline" text:style-name="Internet_20_link" text:visited-style-name="Internet_20_link">27</text:a></text:p>
          <text:p text:style-name="P20"><text:a xlink:type="simple" xlink:href="#7.Database|outline" text:style-name="Internet_20_link" text:visited-style-name="Internet_20_link">Database</text:a><text:tab/><text:a xlink:type="simple" xlink:href="#7.Database|outline" text:style-name="Internet_20_link" text:visited-style-name="Internet_20_link">29</text:a></text:p>
          <text:p text:style-name="P21"><text:a xlink:type="simple" xlink:href="#7.1.Bug|outline" text:style-name="Internet_20_link" text:visited-style-name="Internet_20_link">Bug</text:a><text:tab/><text:a xlink:type="simple" xlink:href="#7.1.Bug|outline" text:style-name="Internet_20_link" text:visited-style-name="Internet_20_link">29</text:a></text:p>
          <text:p text:style-name="P21"><text:a xlink:type="simple" xlink:href="#7.2.Egg|outline" text:style-name="Internet_20_link" text:visited-style-name="Internet_20_link">Egg</text:a><text:tab/><text:a xlink:type="simple" xlink:href="#7.2.Egg|outline" text:style-name="Internet_20_link" text:visited-style-name="Internet_20_link">29</text:a></text:p>
          <text:p text:style-name="P21"><text:a xlink:type="simple" xlink:href="#7.3.Code|outline" text:style-name="Internet_20_link" text:visited-style-name="Internet_20_link">Code</text:a><text:tab/><text:a xlink:type="simple" xlink:href="#7.3.Code|outline" text:style-name="Internet_20_link" text:visited-style-name="Internet_20_link">29</text:a></text:p>
          <text:p text:style-name="P21"><text:a xlink:type="simple" xlink:href="#7.4.CPU|outline" text:style-name="Internet_20_link" text:visited-style-name="Internet_20_link">CPU</text:a><text:tab/><text:a xlink:type="simple" xlink:href="#7.4.CPU|outline" text:style-name="Internet_20_link" text:visited-style-name="Internet_20_link">29</text:a></text:p>
          <text:p text:style-name="P21"><text:a xlink:type="simple" xlink:href="#7.5.Mutations|outline" text:style-name="Internet_20_link" text:visited-style-name="Internet_20_link">Mutations</text:a><text:tab/><text:a xlink:type="simple" xlink:href="#7.5.Mutations|outline" text:style-name="Internet_20_link" text:visited-style-name="Internet_20_link">30</text:a></text:p>
          <text:p text:style-name="P21"><text:a xlink:type="simple" xlink:href="#7.6.Environment|outline" text:style-name="Internet_20_link" text:visited-style-name="Internet_20_link">Environment</text:a><text:tab/><text:a xlink:type="simple" xlink:href="#7.6.Environment|outline" text:style-name="Internet_20_link" text:visited-style-name="Internet_20_link">30</text:a></text:p>
        </text:index-body>
      </text:table-of-content>
      <text:p text:style-name="SW_5f_BasePara"/>
      <text:h text:style-name="P23" text:outline-level="1">Simple World</text:h>
      <text:p text:style-name="SW_5f_Text">Simple World is the simulation of a world and the beings that inhabit it. Simple World tries to reproduce the basic elements that define a simple world. The objective of the project is to observe the evolution of this world and of these beings.</text:p>
      <text:p text:style-name="SW_5f_Text">The elements that compound Simple World are:</text:p>
      <text:list text:style-name="L1">
        <text:list-item>
          <text:p text:style-name="P44">The <text:span text:style-name="T8">World</text:span>: the place where all the things happen.</text:p>
        </text:list-item>
        <text:list-item>
          <text:p text:style-name="P44">The <text:span text:style-name="T8">bugs</text:span>: a form of life that lives in this world. Their objective is to survive, so they must fight each other.</text:p>
        </text:list-item>
        <text:list-item>
          <text:p text:style-name="P44">The <text:span text:style-name="T8">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47">The version number is increased when a backward incompatible change is made in the specification.</text:p>
        </text:list-item>
        <text:list-item>
          <text:p text:style-name="P47">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Changes</text:h>
      <text:p text:style-name="SW_5f_Text">These are changes to the version 1.0 before it was completely coded.</text:p>
      <text:h text:style-name="SW_5f_Title3" text:outline-level="3">08/07/2007</text:h>
      <text:list text:style-name="L27">
        <text:list-item>
          <text:p text:style-name="P43">First version of the specification.</text:p>
        </text:list-item>
      </text:list>
      <text:h text:style-name="SW_5f_Title3" text:outline-level="3"><text:date style:data-style-name="N36" text:date-value="2007-07-11T08:14:45.95" text:fixed="true">11/07/2007</text:date></text:h>
      <text:list text:style-name="L3">
        <text:list-item>
          <text:p text:style-name="P31">Add a parameter to the <text:span text:style-name="T4">Myself</text:span> and <text:span text:style-name="T4">Information</text:span> actions to select what information must be returned. This equals these two actions to the rest of them.</text:p>
        </text:list-item>
      </text:list>
      <text:h text:style-name="SW_5f_Title3" text:outline-level="3"><text:date style:data-style-name="N36" text:date-value="2007-07-15T08:10:48" text:fixed="true">15/07/2007</text:date></text:h>
      <text:list text:style-name="L4">
        <text:list-item>
          <text:p text:style-name="P32">The bugs have a size, that depends on the size of the code and is constant, and a energy, that can vary. The bug dies if the energy is 0.</text:p>
        </text:list-item>
        <text:list-item>
          <text:p text:style-name="P32">When a bug dies it becomes food.</text:p>
        </text:list-item>
        <text:list-item>
          <text:p text:style-name="P32">The action <text:span text:style-name="T4">eat</text:span> returns the energy gained after eating a element.</text:p>
        </text:list-item>
      </text:list>
      <text:h text:style-name="SW_5f_Title3" text:outline-level="3"><text:date style:data-style-name="N36" text:date-value="2007-07-17T10:17:22.98" text:fixed="true">17/07/2007</text:date></text:h>
      <text:list text:style-name="L5">
        <text:list-item>
          <text:p text:style-name="P35">Remove from the <text:span text:style-name="T4">Standard Library</text:span> the files: chars.swl and string.swl.</text:p>
        </text:list-item>
        <text:list-item>
          <text:p text:style-name="P35">Remove from the <text:span text:style-name="T4">Standard Library</text:span> the files: alloc.swl and list.swl.</text:p>
        </text:list-item>
        <text:list-item>
          <text:p text:style-name="P35">Remove from the <text:span text:style-name="T4">Standard Library</text:span> the files: fixed.swl.</text:p>
        </text:list-item>
      </text:list>
      <text:h text:style-name="SW_5f_Title2" text:outline-level="2">Links</text:h>
      <text:p text:style-name="SW_5f_Text">These are the URLs of the project:</text:p>
      <text:list text:style-name="L6">
        <text:list-item>
          <text:p text:style-name="P49"><text:a xlink:type="simple" xlink:href="http://simpleworld.sourceforge.net/">Homepage of Simple World</text:a> [http://simpleworld.sourceforge.net]</text:p>
        </text:list-item>
        <text:list-item>
          <text:p text:style-name="P49"><text:a xlink:type="simple" xlink:href="http://sourceforge.net/projects/simpleworld">Project in SourceForge.net</text:a> [http://sourceforge.net/projects/simpleworld]</text:p>
        </text:list-item>
      </text:list>
      <text:p text:style-name="SW_5f_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7">
        <text:list-item>
          <text:p text:style-name="P51">Energy with which the developed bugs begin.</text:p>
        </text:list-item>
        <text:list-item>
          <text:p text:style-name="P51">The cycles that a egg needs to become a bug.</text:p>
        </text:list-item>
        <text:list-item>
          <text:p text:style-name="P51">Percent of mutations in new code.</text:p>
        </text:list-item>
        <text:list-item>
          <text:p text:style-name="P51">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8">
        <text:list-item>
          <text:p text:style-name="P55"><text:span text:style-name="T9">Do </text:span><text:span text:style-name="T8">nothing</text:span>. This can be useful if the bug has nothing to do and wants to wait for World Events in the next 16 cycles.</text:p>
        </text:list-item>
        <text:list-item>
          <text:p text:style-name="P55"><text:span text:style-name="T9">Get information about the bug</text:span> <text:span text:style-name="T8">itself</text:span>: id, size, energy, position and orientation.</text:p>
        </text:list-item>
        <text:list-item>
          <text:p text:style-name="P55"><text:span text:style-name="T8">Detect</text:span> what is in front of the bug: nothing, a egg, a bug or food.</text:p>
        </text:list-item>
        <text:list-item>
          <text:p text:style-name="P55"><text:span text:style-name="T9">Get </text:span><text:span text:style-name="T8">information</text:span> about the object in front of the bug: id, size, energy and orientation.</text:p>
        </text:list-item>
        <text:list-item>
          <text:p text:style-name="P55"><text:span text:style-name="T8">Move</text:span>: <text:span text:style-name="T10">forward</text:span> and <text:span text:style-name="T10">backward</text:span>.</text:p>
        </text:list-item>
        <text:list-item>
          <text:p text:style-name="P55"><text:span text:style-name="T8">Turn</text:span>: <text:span text:style-name="T10">left</text:span> and <text:span text:style-name="T10">right</text:span>.</text:p>
        </text:list-item>
        <text:list-item>
          <text:p text:style-name="P55"><text:span text:style-name="T8">Atack</text:span> the bug that is in front of the bug.</text:p>
        </text:list-item>
        <text:list-item>
          <text:p text:style-name="P55"><text:span text:style-name="T8">Eat</text:span> the egg or the food that is in front of the bug.</text:p>
        </text:list-item>
        <text:list-item>
          <text:p text:style-name="P55"><text:span text:style-name="T9">Create a </text:span><text:span text:style-name="T8">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9">
        <text:list-item>
          <text:p text:style-name="P38"><text:span text:style-name="T8">Timer Interrupt</text:span>: After 64 (2<text:span text:style-name="T2">6</text:span>) cycles, the World sends a <text:span text:style-name="T4">Timer Interrupt</text:span> to all the bugs that have this interrupt enabled. This event has the highest priority.</text:p>
        </text:list-item>
        <text:list-item>
          <text:p text:style-name="P38"><text:span text:style-name="T8">World Events</text:span>: The bugs can receive events that inform of changes in the World that affect itself.</text:p>
        </text:list-item>
      </text:list>
      <text:p text:style-name="SW_5f_Text">The World sends to the bugs the following World Events:</text:p>
      <text:list text:style-name="L10">
        <text:list-item>
          <text:p text:style-name="P40"><text:span text:style-name="T8">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1">
        <text:list-item>
          <text:p text:style-name="P64">Addition of random code.</text:p>
        </text:list-item>
        <text:list-item>
          <text:p text:style-name="P64">Elimination of code.</text:p>
        </text:list-item>
        <text:list-item>
          <text:p text:style-name="P64">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2">
        <text:list-item>
          <text:p text:style-name="P41"><text:span text:style-name="T8">Actions</text:span>: the output to the World.</text:p>
        </text:list-item>
        <text:list-item>
          <text:p text:style-name="P41"><text:span text:style-name="T8">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8">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eggs or food (dead bugs), gaining the size of the element, and can decrease by doing actions or when the bug is attacked, losing the energy of the attack.</text:p>
      <text:p text:style-name="SW_5f_Text">When energy reaches to 0 the bug dies and it becomes food that other bugs can ea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13">
        <text:list-item>
          <text:p text:style-name="P67"><text:span text:style-name="T8">RISC</text:span> architecture: load/store architecture with all the instructions of the same length and execution time.</text:p>
        </text:list-item>
        <text:list-item>
          <text:p text:style-name="P67"><text:span text:style-name="T8">32 bits</text:span> for registers and words of memory.</text:p>
        </text:list-item>
        <text:list-item>
          <text:p text:style-name="P67"><text:span text:style-name="T8">16 registers</text:span>.</text:p>
        </text:list-item>
        <text:list-item>
          <text:p text:style-name="P67">Addresses of 16 bits: maximum of <text:span text:style-name="T8">64 KBytes of memory</text:span>.</text:p>
        </text:list-item>
        <text:list-item>
          <text:p text:style-name="P67"><text:span text:style-name="T8">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5">As the CUP has a </text:span><text:span text:style-name="T7">RISC architecture</text:span><text:span text:style-name="T5">,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14">
        <text:list-item>
          <text:p text:style-name="P72">Move: Instructions to move the value of a register to other register.</text:p>
        </text:list-item>
        <text:list-item>
          <text:p text:style-name="P72">Stack: Instructions to push/pop a value to/from the stack.</text:p>
        </text:list-item>
        <text:list-item>
          <text:p text:style-name="P72">Load: Instructions to load a value from memory to a register.</text:p>
        </text:list-item>
        <text:list-item>
          <text:p text:style-name="P72">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Load a inmediate value<text:span text:style-name="T5">.</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6">REG_DST</text:span></text:span><text:span text:style-name="T5"> </text:span><text:span text:style-name="SWL_5f_Register"><text:span text:style-name="T6">REG_BASE</text:span></text:span><text:span text:style-name="T5"> </text:span><text:span text:style-name="SWL_5f_Register"><text:span text:style-name="T6">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2r</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Register">REG_OP</text:span> <text:span text:style-name="SWL_5f_Register">REG_P1</text:span> <text:span text:style-name="SWL_5f_Register">REG_P2</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5">.</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5">.</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5">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signed operation)</text:span> 2<text:span text:style-name="T5">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unsigned operation)</text:span> 2<text:span text:style-name="T5">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text:p>
          </table:table-cell>
          <table:table-cell>
            <table:table table:is-sub-table="true">
              <table:table-column table:style-name="Táboa9.C"/>
              <table:table-row>
                <table:table-cell table:style-name="Táboa9.C2.1.1" office:value-type="string">
                  <text:p text:style-name="SW_5f_Table">NOT<text:span text:style-name="T5">.</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5">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15">
        <text:list-item>
          <text:p text:style-name="P76">If the <text:span text:style-name="T4">Interrupt Table Pointer</text:span> is 0 all the interrupts are disabled</text:p>
        </text:list-item>
        <text:list-item>
          <text:p text:style-name="P76">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Myself</text:p>
          </table:table-cell>
          <table:table-cell table:style-name="Táboa37.B2" office:value-type="string">
            <text:p text:style-name="SW_5f_Table">InfoType</text:p>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pe</text:p>
          </table:table-cell>
        </table:table-row>
        <table:table-row>
          <table:table-cell table:style-name="Táboa37.A2" office:value-type="string">
            <text:p text:style-name="P14">Turn</text:p>
          </table:table-cell>
          <table:table-cell table:style-name="Táboa37.B2" office:value-type="string">
            <text:p text:style-name="SW_5f_Table">TurnTy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actions</text:p>
      <table:table table:name="Táboa36" table:style-name="Táboa36">
        <table:table-column table:style-name="Táboa36.A"/>
        <table:table-column table:style-name="Táboa36.B"/>
        <table:table-column table:style-name="Táboa36.C"/>
        <table:table-header-rows>
          <table:table-row>
            <table:table-cell table:style-name="Táboa36.A1" office:value-type="string" table:protected="true">
              <text:p text:style-name="SW_5f_TableIndex">Action</text:p>
            </table:table-cell>
            <table:table-cell table:style-name="Táboa36.A1" office:value-type="string" table:protected="true">
              <text:p text:style-name="SW_5f_TableIndex">r0</text:p>
            </table:table-cell>
            <table:table-cell table:style-name="Táboa36.C1" office:value-type="string" table:protected="true">
              <text:p text:style-name="SW_5f_TableIndex">r1</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Myself</text:p>
          </table:table-cell>
          <table:table-cell table:style-name="Táboa36.A2" office:value-type="string">
            <text:p text:style-name="SW_5f_Table">Success</text:p>
          </table:table-cell>
          <table:table-cell table:style-name="Táboa36.C2" office:value-type="string">
            <text:p text:style-name="SW_5f_Table">Information</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C2" office:value-type="string">
            <text:p text:style-name="SW_5f_Table">Type of object</text:p>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C2" office:value-type="string">
            <text:p text:style-name="SW_5f_Table">Information</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C2" office:value-type="string">
            <text:p text:style-name="SW_5f_Table">Energy</text:p>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C2" office:value-type="string">
            <text:p text:style-name="SW_5f_Table"/>
          </table:table-cell>
        </table:table-row>
      </table:table>
      <text:p text:style-name="P19">Table <text:sequence text:ref-name="refTable11" text:name="Table" text:formula="ooow:Table+1" style:num-format="1">12</text:sequence>. Output of the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text:p>
          </table:table-cell>
        </table:table-row>
        <table:table-row>
          <table:table-cell table:style-name="Táboa34.A2" office:value-type="string">
            <text:p text:style-name="P14">Myself</text:p>
          </table:table-cell>
          <table:table-cell table:style-name="Táboa34.B2" office:value-type="string">
            <text:p text:style-name="SW_5f_Table">0x1</text:p>
          </table:table-cell>
        </table:table-row>
        <table:table-row>
          <table:table-cell table:style-name="Táboa34.A2" office:value-type="string">
            <text:p text:style-name="P14">Detect</text:p>
          </table:table-cell>
          <table:table-cell table:style-name="Táboa34.B2" office:value-type="string">
            <text:p text:style-name="SW_5f_Table">0x2</text:p>
          </table:table-cell>
        </table:table-row>
        <table:table-row>
          <table:table-cell table:style-name="Táboa34.A2" office:value-type="string">
            <text:p text:style-name="P15">Information</text:p>
          </table:table-cell>
          <table:table-cell table:style-name="Táboa34.B2" office:value-type="string">
            <text:p text:style-name="SW_5f_Table">0x3</text:p>
          </table:table-cell>
        </table:table-row>
        <table:table-row>
          <table:table-cell table:style-name="Táboa34.A2" office:value-type="string">
            <text:p text:style-name="P15">Move</text:p>
          </table:table-cell>
          <table:table-cell table:style-name="Táboa34.B2" office:value-type="string">
            <text:p text:style-name="SW_5f_Table">0x4</text:p>
          </table:table-cell>
        </table:table-row>
        <table:table-row>
          <table:table-cell table:style-name="Táboa34.A2" office:value-type="string">
            <text:p text:style-name="P14">Turn</text:p>
          </table:table-cell>
          <table:table-cell table:style-name="Táboa34.B2" office:value-type="string">
            <text:p text:style-name="SW_5f_Table">0x5</text:p>
          </table:table-cell>
        </table:table-row>
        <table:table-row>
          <table:table-cell table:style-name="Táboa34.A2" office:value-type="string">
            <text:p text:style-name="P14">Attack</text:p>
          </table:table-cell>
          <table:table-cell table:style-name="Táboa34.B2" office:value-type="string">
            <text:p text:style-name="SW_5f_Table">0x6</text:p>
          </table:table-cell>
        </table:table-row>
        <table:table-row>
          <table:table-cell table:style-name="Táboa34.A2" office:value-type="string">
            <text:p text:style-name="P14">Eat</text:p>
          </table:table-cell>
          <table:table-cell table:style-name="Táboa34.B2" office:value-type="string">
            <text:p text:style-name="SW_5f_Table">0x7</text:p>
          </table:table-cell>
        </table:table-row>
        <table:table-row>
          <table:table-cell table:style-name="Táboa34.A2" office:value-type="string">
            <text:p text:style-name="P14">Egg</text:p>
          </table:table-cell>
          <table:table-cell table:style-name="Táboa34.B2" office:value-type="string">
            <text:p text:style-name="SW_5f_Table">0x8</text:p>
          </table:table-cell>
        </table:table-row>
      </table:table>
      <text:p text:style-name="Table">Table <text:sequence text:ref-name="refTable14" text:name="Table" text:formula="ooow:Table+1" style:num-format="1">15</text:sequence>. Action codes</text:p>
      <table:table table:name="Táboa51" table:style-name="Táboa51">
        <table:table-column table:style-name="Táboa51.A"/>
        <table:table-column table:style-name="Táboa51.B"/>
        <table:table-header-rows>
          <table:table-row>
            <table:table-cell table:style-name="Táboa51.A1" office:value-type="string" table:protected="true">
              <text:p text:style-name="P17">Information</text:p>
            </table:table-cell>
            <table:table-cell table:style-name="Táboa51.B1" office:value-type="string" table:protected="true">
              <text:p text:style-name="P17">Code</text:p>
            </table:table-cell>
          </table:table-row>
        </table:table-header-rows>
        <table:table-row>
          <table:table-cell table:style-name="Táboa51.A2" office:value-type="string">
            <text:p text:style-name="P18">ID</text:p>
          </table:table-cell>
          <table:table-cell table:style-name="Táboa51.B2" office:value-type="string">
            <text:p text:style-name="SW_5f_Table">0x0</text:p>
          </table:table-cell>
        </table:table-row>
        <table:table-row>
          <table:table-cell table:style-name="Táboa51.A2" office:value-type="string">
            <text:p text:style-name="P18">Size</text:p>
          </table:table-cell>
          <table:table-cell table:style-name="Táboa51.B2" office:value-type="string">
            <text:p text:style-name="SW_5f_Table">0x1</text:p>
          </table:table-cell>
        </table:table-row>
        <table:table-row>
          <table:table-cell table:style-name="Táboa51.A2" office:value-type="string">
            <text:p text:style-name="P18">Energy</text:p>
          </table:table-cell>
          <table:table-cell table:style-name="Táboa51.B2" office:value-type="string">
            <text:p text:style-name="SW_5f_Table">0x2</text:p>
          </table:table-cell>
        </table:table-row>
        <table:table-row>
          <table:table-cell table:style-name="Táboa51.A2" office:value-type="string">
            <text:p text:style-name="P18">Position</text:p>
          </table:table-cell>
          <table:table-cell table:style-name="Táboa51.B2" office:value-type="string">
            <text:p text:style-name="SW_5f_Table">0x3</text:p>
          </table:table-cell>
        </table:table-row>
        <table:table-row>
          <table:table-cell table:style-name="Táboa51.A2" office:value-type="string">
            <text:p text:style-name="P18">Orientation</text:p>
          </table:table-cell>
          <table:table-cell table:style-name="Táboa51.B2" office:value-type="string">
            <text:p text:style-name="SW_5f_Table">0x4</text:p>
          </table:table-cell>
        </table:table-row>
      </table:table>
      <text:p text:style-name="Table">Table <text:sequence text:ref-name="refTable15" text:name="Table" text:formula="ooow:Table+1" style:num-format="1">16</text:sequence>. Type of information</text:p>
      <table:table table:name="Táboa38" table:style-name="Táboa38">
        <table:table-column table:style-name="Táboa38.A"/>
        <table:table-column table:style-name="Táboa38.B"/>
        <table:table-header-rows>
          <table:table-row>
            <table:table-cell table:style-name="Táboa38.A1" office:value-type="string" table:protected="true">
              <text:p text:style-name="P17">Movement</text:p>
            </table:table-cell>
            <table:table-cell table:style-name="Táboa38.B1" office:value-type="string" table:protected="true">
              <text:p text:style-name="P17">Code</text:p>
            </table:table-cell>
          </table:table-row>
        </table:table-header-rows>
        <table:table-row>
          <table:table-cell table:style-name="Táboa38.A2" office:value-type="string">
            <text:p text:style-name="P14">Forward</text:p>
          </table:table-cell>
          <table:table-cell table:style-name="Táboa38.B2" office:value-type="string">
            <text:p text:style-name="SW_5f_Table">0x0</text:p>
          </table:table-cell>
        </table:table-row>
        <table:table-row>
          <table:table-cell table:style-name="Táboa38.A2" office:value-type="string">
            <text:p text:style-name="P14">Backward</text:p>
          </table:table-cell>
          <table:table-cell table:style-name="Táboa38.B2" office:value-type="string">
            <text:p text:style-name="SW_5f_Table">0x1</text:p>
          </table:table-cell>
        </table:table-row>
      </table:table>
      <text:p text:style-name="Table">Table <text:sequence text:ref-name="refTable16" text:name="Table" text:formula="ooow:Table+1" style:num-format="1">17</text:sequence>. Type of movement</text:p>
      <table:table table:name="Táboa39" table:style-name="Táboa39">
        <table:table-column table:style-name="Táboa39.A"/>
        <table:table-column table:style-name="Táboa39.B"/>
        <table:table-header-rows>
          <table:table-row>
            <table:table-cell table:style-name="Táboa39.A1" office:value-type="string" table:protected="true">
              <text:p text:style-name="P17">Turn</text:p>
            </table:table-cell>
            <table:table-cell table:style-name="Táboa39.B1" office:value-type="string" table:protected="true">
              <text:p text:style-name="P17">Code</text:p>
            </table:table-cell>
          </table:table-row>
        </table:table-header-rows>
        <table:table-row>
          <table:table-cell table:style-name="Táboa39.A2" office:value-type="string">
            <text:p text:style-name="P14">Left</text:p>
          </table:table-cell>
          <table:table-cell table:style-name="Táboa39.B2" office:value-type="string">
            <text:p text:style-name="SW_5f_Table">0x0</text:p>
          </table:table-cell>
        </table:table-row>
        <table:table-row>
          <table:table-cell table:style-name="Táboa39.A2" office:value-type="string">
            <text:p text:style-name="P14">Right</text:p>
          </table:table-cell>
          <table:table-cell table:style-name="Táboa39.B2" office:value-type="string">
            <text:p text:style-name="SW_5f_Table">0x1</text:p>
          </table:table-cell>
        </table:table-row>
      </table:table>
      <text:p text:style-name="Table">Table <text:sequence text:ref-name="refTable17" text:name="Table" text:formula="ooow:Table+1" style:num-format="1">18</text:sequence>. Type of turns</text:p>
      <table:table table:name="Táboa41" table:style-name="Táboa41">
        <table:table-column table:style-name="Táboa41.A"/>
        <table:table-column table:style-name="Táboa41.B"/>
        <table:table-header-rows>
          <table:table-row>
            <table:table-cell table:style-name="Táboa41.A1" office:value-type="string" table:protected="true">
              <text:p text:style-name="P17">Success</text:p>
            </table:table-cell>
            <table:table-cell table:style-name="Táboa41.B1" office:value-type="string" table:protected="true">
              <text:p text:style-name="P17">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8" text:name="Table" text:formula="ooow:Table+1" style:num-format="1">19</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7">Orientation</text:p>
            </table:table-cell>
            <table:table-cell table:style-name="Táboa42.B1" office:value-type="string" table:protected="true">
              <text:p text:style-name="P17">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9" text:name="Table" text:formula="ooow:Table+1" style:num-format="1">20</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7">Type</text:p>
            </table:table-cell>
            <table:table-cell table:style-name="Táboa40.B1" office:value-type="string" table:protected="true">
              <text:p text:style-name="P17">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20" text:name="Table" text:formula="ooow:Table+1" style:num-format="1">21</text:sequence>. Type of <text:s/>objects</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21" text:name="Table" text:formula="ooow:Table+1" style:num-format="1">22</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2" text:name="Table" text:formula="ooow:Table+1" style:num-format="1">23</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3" text:name="Table" text:formula="ooow:Table+1" style:num-format="1">24</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4" text:name="Table" text:formula="ooow:Table+1" style:num-format="1">25</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5" text:name="Table" text:formula="ooow:Table+1" style:num-format="1">26</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6" text:name="Table" text:formula="ooow:Table+1" style:num-format="1">27</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7" text:name="Table" text:formula="ooow:Table+1" style:num-format="1">28</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6">Table <text:sequence text:ref-name="refTable28" text:name="Table" text:formula="ooow:Table+1" style:num-format="1">29</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16">
        <text:list-item>
          <text:p text:style-name="P78"><text:span text:style-name="T8">Understanding</text:span> of the mutations: each mutation can be seen as a instruction in SWL.</text:p>
        </text:list-item>
        <text:list-item>
          <text:p text:style-name="P78"><text:span text:style-name="T8">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17">
        <text:list-item>
          <text:p text:style-name="P80">Read the content of the source file.</text:p>
        </text:list-item>
        <text:list-item>
          <text:p text:style-name="P80">Replace the includes with the outer files.</text:p>
        </text:list-item>
        <text:list-item>
          <text:p text:style-name="P80">Look for the indentifiers and the labels and replace them with their values.</text:p>
        </text:list-item>
        <text:list-item>
          <text:p text:style-name="P80">Look for the addresses redefinition and store this information.</text:p>
        </text:list-item>
        <text:list-item>
          <text:p text:style-name="P80">Create a empty file of the size defined in the source: use the default value if the size is not set.</text:p>
        </text:list-item>
        <text:list-item>
          <text:p text:style-name="P80">Start to translate line to line the source code to the binary code and save it to the correct addres.</text:p>
        </text:list-item>
      </text:list>
      <text:p text:style-name="SW_5f_Text">The compiler have several parameters:</text:p>
      <text:list text:style-name="L18">
        <text:list-item>
          <text:p text:style-name="P86">Input source file.</text:p>
        </text:list-item>
        <text:list-item>
          <text:p text:style-name="P86">Output binary file.</text:p>
        </text:list-item>
        <text:list-item>
          <text:p text:style-name="P86">(Optional) Include path: several include paths can be set. The include path is where the compiler search for includes files.</text:p>
        </text:list-item>
        <text:list-item>
          <text:p text:style-name="P86">(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19">
        <text:list-item>
          <text:p text:style-name="P90">Input binary file.</text:p>
        </text:list-item>
        <text:list-item>
          <text:p text:style-name="P90">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INFO</text:p>
          </table:table-cell>
          <table:table-cell table:style-name="Táboa14.B2" office:value-type="string">
            <text:p text:style-name="SW_5f_Table">Get the information of the bug itself.</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MOVE</text:p>
          </table:table-cell>
          <table:table-cell table:style-name="Táboa14.B2" office:value-type="string">
            <text:p text:style-name="SW_5f_Table">Move.</text:p>
          </table:table-cell>
        </table:table-row>
        <table:table-row>
          <table:table-cell table:style-name="Táboa14.A2" office:value-type="string">
            <text:p text:style-name="P14">ACTION_TURN</text:p>
          </table:table-cell>
          <table:table-cell table:style-name="Táboa14.B2" office:value-type="string">
            <text:p text:style-name="SW_5f_Table">Turn.</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9" text:name="Table" text:formula="ooow:Table+1" style:num-format="1">1</text:sequence>. Type of actions</text:p>
      <table:table table:name="Táboa52" table:style-name="Táboa52">
        <table:table-column table:style-name="Táboa52.A"/>
        <table:table-column table:style-name="Táboa52.B"/>
        <table:table-header-rows>
          <table:table-row>
            <table:table-cell table:style-name="Táboa52.A1" office:value-type="string" table:protected="true">
              <text:p text:style-name="SW_5f_TableIndex">Constant</text:p>
            </table:table-cell>
            <table:table-cell table:style-name="Táboa52.B1" office:value-type="string" table:protected="true">
              <text:p text:style-name="SW_5f_TableIndex"/>
            </table:table-cell>
          </table:table-row>
        </table:table-header-rows>
        <table:table-row>
          <table:table-cell table:style-name="Táboa52.A2" office:value-type="string">
            <text:p text:style-name="P14">ACTION_INFO_ID</text:p>
          </table:table-cell>
          <table:table-cell table:style-name="Táboa52.B2" office:value-type="string">
            <text:p text:style-name="SW_5f_Table">ID of the bug.</text:p>
          </table:table-cell>
        </table:table-row>
        <table:table-row>
          <table:table-cell table:style-name="Táboa52.A2" office:value-type="string">
            <text:p text:style-name="P14">ACTION_INFO_SIZE</text:p>
          </table:table-cell>
          <table:table-cell table:style-name="Táboa52.B2" office:value-type="string">
            <text:p text:style-name="SW_5f_Table">Size of the element.</text:p>
          </table:table-cell>
        </table:table-row>
        <table:table-row>
          <table:table-cell table:style-name="Táboa52.A2" office:value-type="string">
            <text:p text:style-name="P14">ACTION_INFO_ENERGY</text:p>
          </table:table-cell>
          <table:table-cell table:style-name="Táboa52.B2" office:value-type="string">
            <text:p text:style-name="SW_5f_Table">Energy of the bug.</text:p>
          </table:table-cell>
        </table:table-row>
        <table:table-row>
          <table:table-cell table:style-name="Táboa52.A2" office:value-type="string">
            <text:p text:style-name="P14">ACTION_INFO_POSITION</text:p>
          </table:table-cell>
          <table:table-cell table:style-name="Táboa52.B2" office:value-type="string">
            <text:p text:style-name="SW_5f_Table">Position of the element.</text:p>
          </table:table-cell>
        </table:table-row>
        <table:table-row>
          <table:table-cell table:style-name="Táboa52.A2" office:value-type="string">
            <text:p text:style-name="P14">ACTION_INFO_ORIENTATION</text:p>
          </table:table-cell>
          <table:table-cell table:style-name="Táboa52.B2" office:value-type="string">
            <text:p text:style-name="SW_5f_Table">Orientation of the bug.</text:p>
          </table:table-cell>
        </table:table-row>
      </table:table>
      <text:p text:style-name="Table">Table <text:sequence text:ref-name="refTable30" text:name="Table" text:formula="ooow:Table+1" style:num-format="1">2</text:sequence>. Type of information</text:p>
      <table:table table:name="Táboa49" table:style-name="Táboa49">
        <table:table-column table:style-name="Táboa49.A"/>
        <table:table-column table:style-name="Táboa49.B"/>
        <table:table-header-rows>
          <table:table-row>
            <table:table-cell table:style-name="Táboa49.A1" office:value-type="string" table:protected="true">
              <text:p text:style-name="SW_5f_TableIndex">Constant</text:p>
            </table:table-cell>
            <table:table-cell table:style-name="Táboa49.B1" office:value-type="string" table:protected="true">
              <text:p text:style-name="SW_5f_TableIndex"/>
            </table:table-cell>
          </table:table-row>
        </table:table-header-rows>
        <table:table-row>
          <table:table-cell table:style-name="Táboa49.A2" office:value-type="string">
            <text:p text:style-name="P14">ACTION_MOVE_FORWARD</text:p>
          </table:table-cell>
          <table:table-cell table:style-name="Táboa49.B2" office:value-type="string">
            <text:p text:style-name="SW_5f_Table">Move forward.</text:p>
          </table:table-cell>
        </table:table-row>
        <table:table-row>
          <table:table-cell table:style-name="Táboa49.A2" office:value-type="string">
            <text:p text:style-name="P14">ACTION_MOVE_BACKWARD</text:p>
          </table:table-cell>
          <table:table-cell table:style-name="Táboa49.B2" office:value-type="string">
            <text:p text:style-name="SW_5f_Table">Move backward.</text:p>
          </table:table-cell>
        </table:table-row>
      </table:table>
      <text:p text:style-name="Table">Table <text:sequence text:ref-name="refTable31" text:name="Table" text:formula="ooow:Table+1" style:num-format="1">3</text:sequence>. Type of movements</text:p>
      <table:table table:name="Táboa50" table:style-name="Táboa50">
        <table:table-column table:style-name="Táboa50.A"/>
        <table:table-column table:style-name="Táboa50.B"/>
        <table:table-header-rows>
          <table:table-row>
            <table:table-cell table:style-name="Táboa50.A1" office:value-type="string" table:protected="true">
              <text:p text:style-name="SW_5f_TableIndex">Constant</text:p>
            </table:table-cell>
            <table:table-cell table:style-name="Táboa50.B1" office:value-type="string" table:protected="true">
              <text:p text:style-name="SW_5f_TableIndex"/>
            </table:table-cell>
          </table:table-row>
        </table:table-header-rows>
        <table:table-row>
          <table:table-cell table:style-name="Táboa50.A2" office:value-type="string">
            <text:p text:style-name="P14">ACTION_TURN_LEFT</text:p>
          </table:table-cell>
          <table:table-cell table:style-name="Táboa50.B2" office:value-type="string">
            <text:p text:style-name="SW_5f_Table">Move to the left.</text:p>
          </table:table-cell>
        </table:table-row>
        <table:table-row>
          <table:table-cell table:style-name="Táboa50.A2" office:value-type="string">
            <text:p text:style-name="P14">ACTION_TURN_RIGHT</text:p>
          </table:table-cell>
          <table:table-cell table:style-name="Táboa50.B2" office:value-type="string">
            <text:p text:style-name="SW_5f_Table">Move to the right.</text:p>
          </table:table-cell>
        </table:table-row>
      </table:table>
      <text:p text:style-name="Table">Table <text:sequence text:ref-name="refTable32" text:name="Table" text:formula="ooow:Table+1" style:num-format="1">4</text:sequence>. Type of turns</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3"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4" text:name="Table" text:formula="ooow:Table+1" style:num-format="1">6</text:sequence>. Constants of error.swl</text:p>
      <text:h text:style-name="SW_5f_Title3" text:outline-level="3">events.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BIRTH</text:p>
          </table:table-cell>
          <table:table-cell table:style-name="Táboa33.B2" office:value-type="string">
            <text:p text:style-name="SW_5f_Table">Birth of the bug.</text:p>
          </table:table-cell>
        </table:table-row>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5"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6"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7"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8"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9"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40"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41"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2"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3"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4"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5"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6" text:name="Table" text:formula="ooow:Table+1" style:num-format="1">18</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0">
        <text:list-item>
          <text:p text:style-name="P92">To study the <text:span text:style-name="T8">evolution</text:span> of the bugs.</text:p>
        </text:list-item>
        <text:list-item>
          <text:p text:style-name="P92">To see the <text:span text:style-name="T8">genealogical tree</text:span> of the bugs.</text:p>
        </text:list-item>
        <text:list-item>
          <text:p text:style-name="P92">To <text:span text:style-name="T8">resume the simulation</text:span> in the point where it was stopped.</text:p>
        </text:list-item>
      </text:list>
      <text:h text:style-name="SW_5f_Title2" text:outline-level="2">Bug</text:h>
      <text:p text:style-name="SW_5f_Text">The information of a bug is:</text:p>
      <text:list text:style-name="L21">
        <text:list-item>
          <text:p text:style-name="P95">Identificator of the bug.</text:p>
        </text:list-item>
        <text:list-item>
          <text:p text:style-name="P95">Father: to create a genealogical tree.</text:p>
        </text:list-item>
        <text:list-item>
          <text:p text:style-name="P95">Energy.</text:p>
        </text:list-item>
        <text:list-item>
          <text:p text:style-name="P95">Position in the world.</text:p>
        </text:list-item>
        <text:list-item>
          <text:p text:style-name="P95">Orientation in the world.</text:p>
        </text:list-item>
        <text:list-item>
          <text:p text:style-name="P95">Age.</text:p>
        </text:list-item>
        <text:list-item>
          <text:p text:style-name="P95">Reason of its dead (if it's dead): killed by a bug or a error in the code.</text:p>
        </text:list-item>
        <text:list-item>
          <text:p text:style-name="P95">Who killed it.</text:p>
        </text:list-item>
      </text:list>
      <text:h text:style-name="SW_5f_Title2" text:outline-level="2">Egg</text:h>
      <text:p text:style-name="SW_5f_Text">The information of a egg is:</text:p>
      <text:list text:style-name="L22">
        <text:list-item>
          <text:p text:style-name="P103">Father.</text:p>
        </text:list-item>
        <text:list-item>
          <text:p text:style-name="P103">Energy.</text:p>
        </text:list-item>
        <text:list-item>
          <text:p text:style-name="P103">Position in the world.</text:p>
        </text:list-item>
        <text:list-item>
          <text:p text:style-name="P103">Orientation in the world.</text:p>
        </text:list-item>
        <text:list-item>
          <text:p text:style-name="P103">Cycle in whith the egg will become a bug.</text:p>
        </text:list-item>
      </text:list>
      <text:h text:style-name="SW_5f_Title2" text:outline-level="2">Code</text:h>
      <text:p text:style-name="SW_5f_Text">Every bug needs to have a code.</text:p>
      <text:p text:style-name="SW_5f_Text">The information of the code is:</text:p>
      <text:list text:style-name="L23">
        <text:list-item>
          <text:p text:style-name="P108">Size.</text:p>
        </text:list-item>
        <text:list-item>
          <text:p text:style-name="P108">MD5 message digest: to compare if two codes are the same.</text:p>
        </text:list-item>
        <text:list-item>
          <text:p text:style-name="P108">The code itself.</text:p>
        </text:list-item>
      </text:list>
      <text:h text:style-name="SW_5f_Title2" text:outline-level="2">CPU</text:h>
      <text:p text:style-name="SW_5f_Text">Every alive bug has a CPU. This information is needed only to resume Simple World. The state of the CPU is not interesting for anything else.</text:p>
      <text:p text:style-name="SW_5f_Text">The information of the CPU is:</text:p>
      <text:list text:style-name="L24">
        <text:list-item>
          <text:p text:style-name="P111">Values of the registers: r0, r1, r2, r3, r4, r5, r6, r7, r8, r9, r10, r11, r12, pc, spc, stp and itp.</text:p>
        </text:list-item>
      </text:list>
      <text:h text:style-name="SW_5f_Title2" text:outline-level="2">Mutations</text:h>
      <text:p text:style-name="SW_5f_Text">The mutations that the code of bug underwent.</text:p>
      <text:p text:style-name="SW_5f_Text">The information of the mutations is:</text:p>
      <text:list text:style-name="L25">
        <text:list-item>
          <text:p text:style-name="P112">Where the mutation happened.</text:p>
        </text:list-item>
        <text:list-item>
          <text:p text:style-name="P112">Type of mutations: addition, elimination of change in the code.</text:p>
        </text:list-item>
        <text:list-item>
          <text:p text:style-name="P112">Original and mutated values.</text:p>
        </text:list-item>
      </text:list>
      <text:h text:style-name="SW_5f_Title2" text:outline-level="2">Environment</text:h>
      <text:p text:style-name="SW_5f_Text">Every change in the world is saved. This could allow to understand why a type of bug was more or less successful.</text:p>
      <text:p text:style-name="SW_5f_Text">The information of the environment is:</text:p>
      <text:list text:style-name="L26">
        <text:list-item>
          <text:p text:style-name="P115">The cycles since the world was created.</text:p>
        </text:list-item>
        <text:list-item>
          <text:p text:style-name="P115">Next bug to be executed.</text:p>
        </text:list-item>
        <text:list-item>
          <text:p text:style-name="P115">Energy with which the developed bugs begin.</text:p>
        </text:list-item>
        <text:list-item>
          <text:p text:style-name="P115">The cycles that a egg needs to become a bug.</text:p>
        </text:list-item>
        <text:list-item>
          <text:p text:style-name="P115">Percent of mutations in the new code.</text:p>
        </text:list-item>
        <text:list-item>
          <text:p text:style-name="P115">The energy needed for each action: move, fight, etc.</text:p>
        </text:list-item>
      </text:list>
      <text:p text:style-name="SW_5f_Default"><text:span text:style-name="SWL_5f_Co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9.999cm" fo:margin-bottom="14.746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0</text:page-number></text:p>
      </style:footer>
      <style:footer-left>
        <text:p text:style-name="P4"><text:page-number text:select-page="current">30</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0</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07-17T10:53:05</dc:date>
    <meta:printed-by>Xosé Otero Ferreira</meta:printed-by>
    <meta:print-date>2007-06-28T11:55:43</meta:print-date>
    <dc:language>gl-ES</dc:language>
    <meta:editing-cycles>358</meta:editing-cycles>
    <meta:editing-duration>P2DT13H36M46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7" meta:image-count="1" meta:object-count="0" meta:page-count="38" meta:paragraph-count="1221" meta:word-count="5356" meta:character-count="29956"/>
  </office:meta>
</office:document-meta>
</file>